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A102A383477E7DC5.png" manifest:media-type="image/png"/>
  <manifest:file-entry manifest:full-path="Pictures/10000201000000A3000001658F67B80E987007B5.png" manifest:media-type="image/png"/>
  <manifest:file-entry manifest:full-path="Pictures/1000620400001136000022751769622DD226BE7B.svg" manifest:media-type="image/svg+xml"/>
  <manifest:file-entry manifest:full-path="Pictures/10000201000000A300000165BD79335BF8EE91CB.png" manifest:media-type="image/png"/>
  <manifest:file-entry manifest:full-path="Pictures/10000201000000A70000014D1C8E35467B6050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 fo:min-height="2.985cm" fo:min-width="1.3cm"/>
    </style:style>
    <style:style style:name="gr3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3.35cm" fo:min-width="5.9cm"/>
    </style:style>
    <style:style style:name="gr4" style:family="graphic" style:parent-style-name="standard">
      <style:graphic-properties draw:stroke="none" svg:stroke-color="#000000" draw:fill-color="#4682b4" draw:textarea-horizontal-align="justify" draw:textarea-vertical-align="middle" draw:auto-grow-height="false" fo:min-height="0.55cm" fo:min-width="5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cm"/>
    </style:style>
    <style:style style:name="gr6" style:family="graphic" style:parent-style-name="standard">
      <style:graphic-properties svg:stroke-width="0.03cm" svg:stroke-color="#333333" draw:marker-start-width="0.245cm" draw:marker-end-width="0.245cm" draw:fill="none" draw:fill-color="#729fcf" draw:textarea-horizontal-align="justify" draw:textarea-vertical-align="middle" draw:auto-grow-height="false" fo:min-height="4.12cm" fo:min-width="5.87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9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.534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4.95cm" fo:min-width="24.5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0.15cm" fo:min-width="1.30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515cm"/>
    </style:style>
    <style:style style:name="gr1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1cm"/>
    </style:style>
    <style:style style:name="gr1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7.35cm" fo:min-width="24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15cm"/>
    </style:style>
    <style:style style:name="gr20" style:family="graphic" style:parent-style-name="standard">
      <style:graphic-properties svg:stroke-color="#4c4c4c" draw:fill="solid" draw:fill-color="#cfe7f5" draw:textarea-horizontal-align="justify" draw:textarea-vertical-align="middle" draw:auto-grow-height="false" fo:min-height="3.15cm" fo:min-width="4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3.9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18cm"/>
    </style:style>
    <style:style style:name="gr26" style:family="graphic" style:parent-style-name="standard">
      <style:graphic-properties svg:stroke-color="#ff0000" draw:fill="none" draw:textarea-horizontal-align="justify" draw:textarea-vertical-align="middle" draw:auto-grow-height="false" fo:min-height="8.95cm" fo:min-width="24.5cm"/>
    </style:style>
    <style:style style:name="gr2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min-height="3.75cm" fo:min-width="5.7cm" draw:shadow-opacity="65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-color="#4682b4"/>
      <style:paragraph-properties fo:text-align="center"/>
    </style:style>
    <style:style style:name="P5" style:family="paragraph">
      <loext:graphic-properties draw:fill="none" draw:fill-color="#ffffff"/>
      <style:text-properties fo:color="#e0ffff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use-window-font-color="true" fo:font-size="24pt" style:font-size-asian="24pt" style:font-size-complex="24pt"/>
    </style:style>
    <style:style style:name="P9" style:family="paragraph">
      <loext:graphic-properties draw:fill="none" draw:fill-color="#ffffff"/>
      <style:text-properties style:use-window-font-color="true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color="#ce181e" fo:text-shadow="1pt 1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="solid" draw:fill-color="#cfe7f5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color="#ff8080" fo:font-size="14pt" fo:text-shadow="1pt 1pt" style:font-size-asian="14pt" style:font-size-complex="14pt"/>
    </style:style>
    <style:style style:name="P19" style:family="paragraph">
      <loext:graphic-properties draw:fill="solid" draw:fill-color="#ffffff" draw:opacity="65%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e0ffff"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fo:font-size="24pt" style:font-size-asian="24pt" style:font-size-complex="24pt"/>
    </style:style>
    <style:style style:name="T3" style:family="text">
      <style:text-properties fo:color="#ce181e" fo:font-size="24pt" style:font-size-asian="24pt" style:font-size-complex="24pt"/>
    </style:style>
    <style:style style:name="T4" style:family="text">
      <style:text-properties style:use-window-font-color="true" fo:font-size="16pt" style:font-size-asian="16pt" style:font-size-complex="16pt"/>
    </style:style>
    <style:style style:name="T5" style:family="text">
      <style:text-properties fo:color="#ce181e"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66"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ce181e" fo:text-shadow="1pt 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ce181e" fo:font-size="14pt" fo:text-shadow="1pt 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296cm" svg:height="4.598cm" svg:x="11.8cm" svg:y="7.102cm">
          <draw:image xlink:href="Pictures/1000620400001136000022751769622DD226BE7B.svg" xlink:type="simple" xlink:show="embed" xlink:actuate="onLoad">
            <text:p/>
          </draw:image>
          <draw:image xlink:href="Pictures/10000201000000A70000014D1C8E35467B6050CF.png" xlink:type="simple" xlink:show="embed" xlink:actuate="onLoad"/>
        </draw:frame>
        <draw:custom-shape draw:style-name="gr2" draw:text-style-name="P2" draw:layer="layout" svg:width="1.8cm" svg:height="3.235cm" svg:x="12.007cm" svg:y="7.8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6.4cm" svg:height="3.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4cm" svg:height="0.8cm" svg:x="2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2cm" svg:height="0.725cm" svg:x="2cm" svg:y="7.238cm">
            <draw:text-box>
              <text:p><text:span text:style-name="T1">Browser</text:span></text:p>
            </draw:text-box>
          </draw:frame>
          <draw:custom-shape draw:style-name="gr6" draw:text-style-name="P6" draw:layer="layout" svg:width="6.4cm" svg:height="4.4cm" svg:x="2cm" svg:y="7.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8" draw:layer="layout" svg:width="4.452cm" svg:height="3.083cm" svg:x="2cm" svg:y="8.2cm">
          <draw:text-box>
            <text:p text:style-name="P7"><text:span text:style-name="T2">HTML</text:span></text:p>
            <text:p text:style-name="P7"><text:span text:style-name="T2">CSS</text:span></text:p>
            <text:p text:style-name="P7"><text:span text:style-name="T3">JavaScript</text:span></text:p>
          </draw:text-box>
        </draw:frame>
        <draw:frame draw:style-name="gr8" draw:text-style-name="P9" draw:layer="layout" svg:width="2.034cm" svg:height="2.132cm" svg:x="11.966cm" svg:y="7.9cm">
          <draw:text-box>
            <text:p><text:span text:style-name="T4">HTML</text:span></text:p>
            <text:p><text:span text:style-name="T4">CSS</text:span></text:p>
            <text:p><text:span text:style-name="T5">JS</text:span></text:p>
          </draw:text-box>
        </draw:frame>
        <draw:custom-shape draw:style-name="gr9" draw:text-style-name="P1" draw:layer="layout" svg:width="25cm" svg:height="5.2cm" svg:x="1.6cm" svg:y="6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806cm" svg:height="0.4cm" svg:x="12cm" svg:y="10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3" draw:layer="layout" svg:width="6.4cm" svg:height="3.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4cm" svg:height="0.8cm" svg:x="2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2cm" svg:height="0.725cm" svg:x="2cm" svg:y="7.238cm">
            <draw:text-box>
              <text:p><text:span text:style-name="T1">Browser</text:span></text:p>
            </draw:text-box>
          </draw:frame>
          <draw:custom-shape draw:style-name="gr6" draw:text-style-name="P6" draw:layer="layout" svg:width="6.4cm" svg:height="4.4cm" svg:x="2cm" svg:y="7.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2" draw:layer="layout" svg:width="5.015cm" svg:height="1.783cm" svg:x="2.693cm" svg:y="8.805cm">
          <draw:text-box>
            <text:p text:style-name="P10"><text:span text:style-name="T6">HTML, CSS</text:span></text:p>
            <text:p text:style-name="P10"><text:span text:style-name="T7">JavaScript</text:span></text:p>
          </draw:text-box>
        </draw:frame>
        <draw:line draw:style-name="gr13" draw:text-style-name="P1" draw:layer="layout" svg:x1="8.4cm" svg:y1="7.8cm" svg:x2="17.6cm" svg:y2="7.8cm">
          <text:p/>
        </draw:line>
        <draw:line draw:style-name="gr13" draw:text-style-name="P1" draw:layer="layout" svg:x1="17.6cm" svg:y1="10.8cm" svg:x2="8.4cm" svg:y2="10.8cm">
          <text:p/>
        </draw:line>
        <draw:frame draw:style-name="gr14" draw:text-style-name="P13" draw:layer="layout" svg:width="2.475cm" svg:height="0.878cm" svg:x="8.4cm" svg:y="6.922cm">
          <draw:text-box>
            <text:p><text:span text:style-name="T8">Anfrage</text:span></text:p>
          </draw:text-box>
        </draw:frame>
        <draw:frame draw:style-name="gr15" draw:text-style-name="P14" draw:layer="layout" svg:width="3.491cm" svg:height="1.673cm" svg:x="22.709cm" svg:y="8.6cm">
          <draw:text-box>
            <text:p><text:span text:style-name="T9">Anfrage</text:span></text:p>
            <text:p><text:span text:style-name="T9">bearbeiten</text:span></text:p>
          </draw:text-box>
        </draw:frame>
        <draw:path draw:style-name="gr16" draw:text-style-name="P1" draw:layer="layout" svg:width="3.543cm" svg:height="0.436cm" draw:transform="rotate (-0.286059464401872) translate (20.8323459023533cm 7.38063636059963cm)" svg:viewBox="0 0 3544 437" svg:d="M0 437c0 0 2197-574 2799-406s745 406 745 406">
          <text:p/>
        </draw:path>
        <draw:path draw:style-name="gr16" draw:text-style-name="P1" draw:layer="layout" svg:width="3.93cm" svg:height="1.33cm" draw:transform="skewX (0.0956440430092892) rotate (2.7693139241394) translate (23.7003688784524cm 13.3408485643876cm)" svg:viewBox="0 0 3931 1331" svg:d="M0 992c0 0 29-772 874-968 845-197 873 873 1685 1157 854 300 1372 57 1372 57">
          <text:p/>
        </draw:path>
        <draw:frame draw:style-name="gr1" draw:text-style-name="P1" draw:layer="layout" svg:width="3.112cm" svg:height="6.845cm" svg:x="17.6cm" svg:y="7.2cm">
          <draw:image xlink:href="Pictures/10000201000000A3000001658F67B80E987007B5.png" xlink:type="simple" xlink:show="embed" xlink:actuate="onLoad">
            <text:p/>
          </draw:image>
        </draw:frame>
        <draw:frame draw:style-name="gr17" draw:text-style-name="P14" draw:layer="layout" svg:width="3.884cm" svg:height="1.673cm" svg:x="22.709cm" svg:y="10.927cm">
          <draw:text-box>
            <text:p><text:span text:style-name="T9">HTML-Seite</text:span></text:p>
            <text:p><text:span text:style-name="T9">generieren</text:span></text:p>
          </draw:text-box>
        </draw:frame>
        <draw:line draw:style-name="gr16" draw:text-style-name="P1" draw:layer="layout" svg:x1="24.2cm" svg:y1="10.2cm" svg:x2="24.2cm" svg:y2="11cm">
          <text:p/>
        </draw:line>
        <draw:custom-shape draw:style-name="gr18" draw:text-style-name="P1" draw:layer="layout" svg:width="25cm" svg:height="7.6cm" svg:x="1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3" draw:text-style-name="P3" draw:layer="layout" svg:width="6.4cm" svg:height="3.6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4cm" svg:height="0.8cm" svg:x="2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2cm" svg:height="0.725cm" svg:x="2cm" svg:y="7.238cm">
            <draw:text-box>
              <text:p><text:span text:style-name="T1">Browser</text:span></text:p>
            </draw:text-box>
          </draw:frame>
          <draw:custom-shape draw:style-name="gr6" draw:text-style-name="P6" draw:layer="layout" svg:width="6.4cm" svg:height="4.4cm" svg:x="2cm" svg:y="7.2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15" draw:layer="layout" svg:width="5.015cm" svg:height="1.195cm" svg:x="2.693cm" svg:y="8.705cm">
          <draw:text-box>
            <text:p><text:span text:style-name="T6">HTML, CSS</text:span></text:p>
          </draw:text-box>
        </draw:frame>
        <draw:custom-shape draw:style-name="gr20" draw:text-style-name="P16" draw:layer="layout" svg:width="4.8cm" svg:height="3.4cm" svg:x="2.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5" draw:layer="layout" svg:width="4.452cm" svg:height="1.898cm" svg:x="2.974cm" svg:y="10.6cm">
          <draw:text-box>
            <text:p><text:span text:style-name="T6">JavaScript</text:span></text:p>
          </draw:text-box>
        </draw:frame>
        <draw:line draw:style-name="gr13" draw:text-style-name="P1" draw:layer="layout" svg:x1="8.4cm" svg:y1="7.8cm" svg:x2="17.6cm" svg:y2="7.8cm">
          <text:p/>
        </draw:line>
        <draw:line draw:style-name="gr13" draw:text-style-name="P1" draw:layer="layout" svg:x1="17.6cm" svg:y1="8.4cm" svg:x2="8.4cm" svg:y2="8.4cm">
          <text:p/>
        </draw:line>
        <draw:frame draw:style-name="gr22" draw:text-style-name="P13" draw:layer="layout" svg:width="3.512cm" svg:height="0.878cm" svg:x="8.4cm" svg:y="6.922cm">
          <draw:text-box>
            <text:p><text:span text:style-name="T8">Seite laden</text:span></text:p>
          </draw:text-box>
        </draw:frame>
        <draw:line draw:style-name="gr13" draw:text-style-name="P1" draw:layer="layout" svg:x1="7.6cm" svg:y1="12.6cm" svg:x2="17.6cm" svg:y2="12.6cm">
          <text:p/>
        </draw:line>
        <draw:frame draw:style-name="gr23" draw:text-style-name="P13" draw:layer="layout" svg:width="5.26cm" svg:height="0.878cm" svg:x="7.6cm" svg:y="11.8cm">
          <draw:text-box>
            <text:p><text:span text:style-name="T8">AJAX / WebSocket</text:span></text:p>
          </draw:text-box>
        </draw:frame>
        <draw:frame draw:style-name="gr15" draw:text-style-name="P14" draw:layer="layout" svg:width="3.491cm" svg:height="1.673cm" svg:x="22.6cm" svg:y="13.425cm">
          <draw:text-box>
            <text:p><text:span text:style-name="T9">Anfrage</text:span></text:p>
            <text:p><text:span text:style-name="T9">bearbeiten</text:span></text:p>
          </draw:text-box>
        </draw:frame>
        <draw:path draw:style-name="gr16" draw:text-style-name="P1" draw:layer="layout" svg:width="3.543cm" svg:height="0.436cm" draw:transform="rotate (-0.286059464401872) translate (20.7233459023533cm 12.1806363605996cm)" svg:viewBox="0 0 3544 437" svg:d="M0 437c0 0 2197-574 2799-406s745 406 745 406">
          <text:p/>
        </draw:path>
        <draw:line draw:style-name="gr13" draw:text-style-name="P1" draw:layer="layout" svg:x1="17.6cm" svg:y1="13.2cm" svg:x2="7.6cm" svg:y2="13.2cm">
          <text:p/>
        </draw:line>
        <draw:path draw:style-name="gr16" draw:text-style-name="P1" draw:layer="layout" svg:width="3.837cm" svg:height="1.185cm" draw:transform="skewX (-0.0827286065445312) rotate (2.68065119813809) translate (23.6130730926388cm 15.974788234479cm)" svg:viewBox="0 0 3838 1186" svg:d="M0 1044c0 0 26-808 780-1014 753-206 1036 705 1593 955 718 322 1465 160 1465 160">
          <text:p/>
        </draw:path>
        <draw:path draw:style-name="gr13" draw:text-style-name="P1" draw:layer="layout" svg:width="2.863cm" svg:height="0.325cm" draw:transform="rotate (1.78180663336101) translate (2.48147227647821cm 12.6682381712151cm)" svg:viewBox="0 0 2864 326" svg:d="M0 326c0 0-8-198 475-308 483-109 2389 308 2389 308">
          <text:p/>
        </draw:path>
        <draw:frame draw:style-name="gr24" draw:text-style-name="P17" draw:layer="layout" svg:width="1.653cm" svg:height="0.806cm" draw:transform="rotate (-0.834790981228888) translate (1.99cm 11.6cm)">
          <draw:text-box>
            <text:p><text:span text:style-name="T10">DOM</text:span></text:p>
          </draw:text-box>
        </draw:frame>
        <draw:path draw:style-name="gr16" draw:text-style-name="P1" draw:layer="layout" svg:width="3.543cm" svg:height="0.436cm" draw:transform="rotate (-0.286059464401872) translate (20.8253459023533cm 7.38063636059963cm)" svg:viewBox="0 0 3544 437" svg:d="M0 437c0 0 2197-574 2799-406s745 406 745 406">
          <text:p/>
        </draw:path>
        <draw:path draw:style-name="gr16" draw:text-style-name="P1" draw:layer="layout" svg:width="3.723cm" svg:height="1.459cm" draw:transform="rotate (2.72341176481195) translate (23.4280164583969cm 11.2070636822513cm)" svg:viewBox="0 0 3724 1460" svg:d="M8 1427c0 0-134-1191 691-1401 824-210 852 934 1645 1237 833 321 1380 154 1380 154">
          <text:p/>
        </draw:path>
        <draw:frame draw:style-name="gr25" draw:text-style-name="P18" draw:layer="layout" svg:width="4.718cm" svg:height="1.673cm" svg:x="21.977cm" svg:y="8.652cm">
          <draw:text-box>
            <text:p><text:span text:style-name="T11">Anfrage bearbeiten</text:span></text:p>
            <text:p><text:span text:style-name="T11">HTML generieren</text:span></text:p>
          </draw:text-box>
        </draw:frame>
        <draw:custom-shape draw:style-name="gr26" draw:text-style-name="P1" draw:layer="layout" svg:width="25cm" svg:height="9.2cm" svg:x="1.6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6.2cm" svg:height="4cm" svg:x="20.4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12cm" svg:height="6.845cm" svg:x="17.6cm" svg:y="7.2cm">
          <draw:image xlink:href="Pictures/10000201000000A300000165A102A383477E7DC5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112cm" svg:height="6.845cm" svg:x="14.627cm" svg:y="7.2cm">
          <draw:image xlink:href="Pictures/10000201000000A300000165BD79335BF8EE91CB.png" xlink:type="simple" xlink:show="embed" xlink:actuate="onLoad">
            <text:p/>
          </draw:image>
        </draw:frame>
        <draw:g>
          <draw:custom-shape draw:style-name="gr3" draw:text-style-name="P3" draw:layer="layout" svg:width="6.4cm" svg:height="3.6cm" svg:x="2cm" svg:y="9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4cm" svg:height="0.8cm" svg:x="2cm" svg:y="8.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2cm" svg:height="0.725cm" svg:x="2cm" svg:y="8.438cm">
            <draw:text-box>
              <text:p><text:span text:style-name="T1">Browser</text:span></text:p>
            </draw:text-box>
          </draw:frame>
          <draw:custom-shape draw:style-name="gr6" draw:text-style-name="P6" draw:layer="layout" svg:width="6.4cm" svg:height="4.4cm" svg:x="2cm" svg:y="8.4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296cm" svg:height="4.598cm" svg:x="20.704cm" svg:y="10.002cm">
          <draw:image xlink:href="Pictures/1000620400001136000022751769622DD226BE7B.svg" xlink:type="simple" xlink:show="embed" xlink:actuate="onLoad">
            <text:p/>
          </draw:image>
          <draw:image xlink:href="Pictures/10000201000000A70000014D1C8E35467B6050CF.png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20T01:22:16.114489558</meta:creation-date>
    <dc:date>2017-10-21T18:14:08.520542907</dc:date>
    <dc:creator>Dennis Schulmeister-Zimolong</dc:creator>
    <meta:editing-duration>PT38M45S</meta:editing-duration>
    <meta:editing-cycles>16</meta:editing-cycles>
    <meta:generator>LibreOffice/5.4.2.2.0$Linux_X86_64 LibreOffice_project/40m0$Build-2</meta:generator>
    <meta:document-statistic meta:object-count="88"/>
  </office:meta>
</office:document-meta>
</file>